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40000009B1A129B66D076F568.png" manifest:media-type="image/png"/>
  <manifest:file-entry manifest:full-path="Pictures/100020D800002B5C0000100492B703B1BE359A12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P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P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P9" style:family="paragraph" style:parent-style-name="Heading_20_1" style:master-page-name="First_20_Page">
      <style:paragraph-properties fo:margin-top="0.2083in" fo:margin-bottom="0.2083in" style:contextual-spacing="false" fo:text-align="center" style:justify-single-word="false" style:page-number="auto"/>
    </style:style>
    <style:style style:name="P10" style:family="paragraph" style:parent-style-name="Normal_20_Indented">
      <style:paragraph-properties fo:margin-left="0in" fo:margin-right="0in" fo:text-indent="0in" style:auto-text-indent="false"/>
    </style:style>
    <style:style style:name="P11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8744b"/>
    </style:style>
    <style:style style:name="P12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bbe0e"/>
    </style:style>
    <style:style style:name="P13" style:family="paragraph" style:parent-style-name="Normal_20_Indented">
      <style:paragraph-properties fo:margin-left="0in" fo:margin-right="0in" fo:text-indent="0in" style:auto-text-indent="false"/>
      <style:text-properties officeooo:paragraph-rsid="0018744b"/>
    </style:style>
    <style:style style:name="P14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15" style:family="paragraph" style:parent-style-name="Normal_20_Indente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8744b" officeooo:paragraph-rsid="0018744b"/>
    </style:style>
    <style:style style:name="P16" style:family="paragraph" style:parent-style-name="Standard">
      <style:paragraph-properties fo:text-align="center" style:justify-single-word="false"/>
      <style:text-properties fo:language="en" fo:country="GB"/>
    </style:style>
    <style:style style:name="P17" style:family="paragraph" style:parent-style-name="Standard">
      <style:paragraph-properties fo:text-align="end" style:justify-single-word="fals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T3" style:family="text">
      <style:text-properties fo:language="en" fo:country="GB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T4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T5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T6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T7" style:family="text">
      <style:text-properties fo:text-transform="uppercase" fo:language="en" fo:country="GB" style:font-name-complex="Calibri1"/>
    </style:style>
    <style:style style:name="T8" style:family="text">
      <style:text-properties fo:text-transform="uppercase" fo:language="en" fo:country="GB" style:font-name-complex="Calibri1" style:font-size-complex="9pt"/>
    </style:style>
    <style:style style:name="T9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T10" style:family="text">
      <style:text-properties fo:color="#808080" loext:opacity="100%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T11" style:family="text">
      <style:text-properties fo:color="#808080" loext:opacity="100%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T12" style:family="text">
      <style:text-properties fo:language="sv" fo:country="SE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T13" style:family="text">
      <style:text-properties style:font-name="Calibri" fo:language="en" fo:country="GB" style:font-name-complex="Calibri1"/>
    </style:style>
    <style:style style:name="T14" style:family="text">
      <style:text-properties style:font-name="Calibri" fo:font-size="9pt" fo:language="en" fo:country="GB" style:font-size-asian="9pt" style:font-name-complex="Calibri1" style:font-size-complex="9pt"/>
    </style:style>
    <style:style style:name="T15" style:family="text">
      <style:text-properties fo:language="de" fo:country="DE"/>
    </style:style>
    <style:style style:name="T16" style:family="text">
      <style:text-properties fo:language="de" fo:country="DE" style:font-name-complex="Calibri1"/>
    </style:style>
    <style:style style:name="T17" style:family="text">
      <style:text-properties officeooo:rsid="0018744b"/>
    </style:style>
    <style:style style:name="T18" style:family="text">
      <style:text-properties officeooo:rsid="0018744b"/>
    </style:style>
    <style:style style:name="T19" style:family="text">
      <style:text-properties style:text-position="sub 58%"/>
    </style:style>
    <style:style style:name="T20" style:family="text">
      <style:text-properties officeooo:rsid="0019e3b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loext:content-control loext:plain-text="true" loext:alias="Title"><text:span text:style-name="T1">Errata</text:span></loext:content-control><text:span text:style-name="T1"/></text:h>
      <text:p text:style-name="P16"/>
      <text:p text:style-name="P14"><text:span text:style-name="T17">T</text:span>he following two figure references were broken and have been updated:</text:p>
      <text:p text:style-name="P14"/>
      <text:p text:style-name="P11"><text:span text:style-name="T17">p.</text:span>81 “Figure ??” changed to “Figure 8.1”<text:span text:style-name="T1"/></text:p>
      <text:p text:style-name="P13"><text:span text:style-name="T17">p.</text:span>92 Change “Figure ??” <text:span text:style-name="T17">changed to</text:span> to “Figure 9.2”<text:span text:style-name="T1"/></text:p>
      <text:p text:style-name="P10"/>
      <text:p text:style-name="P15">The following figure captions have been updated</text:p>
      <text:p text:style-name="P11">p. 40, <text:span text:style-name="T1"/></text:p>
      <text:p text:style-name="P12">Figure 4.1: “b) Rocking: α<text:span text:style-name="T19">f</text:span> ≠ α<text:span text:style-name="T19">i</text:span>,” changed to “c) Rocking a<text:span text:style-name="T19">f</text:span> ≠ a<text:span text:style-name="T19">i</text:span>, φ<text:span text:style-name="T19">f</text:span> = 0”<text:line-break/>Figure 4.1: “c) GISA<text:span text:style-name="T20">N</text:span>S: α<text:span text:style-name="T19">f</text:span> ≠ 0”, changed to “c) GISAS: φ<text:span text:style-name="T19">f</text:span> ≠ 0”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sv" fo:country="SE" style:letter-kerning="false" style:font-name-asian="ＭＳ 明朝" style:font-size-asian="12pt" style:language-asian="sv" style:country-asian="SE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loext:opacity="0%" style:font-name="Cambria" fo:font-size="12pt" fo:language="sv" fo:country="SE" style:letter-kerning="false" style:font-name-asian="ＭＳ 明朝" style:font-size-asian="12pt" style:language-asian="sv" style:country-asian="SE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_20_Indented" style:class="text">
      <style:paragraph-properties fo:margin-top="0in" fo:margin-bottom="0in" style:contextual-spacing="false" fo:line-height="120%" fo:text-align="start" style:justify-single-word="false" fo:orphans="2" fo:widows="2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en" fo:country="US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Rubrik_20_1_20_Char" style:default-outline-level="1" style:list-style-name="" style:class="text">
      <style:paragraph-properties fo:margin-top="0.2083in" fo:margin-bottom="0.2083in" style:contextual-spacing="false" fo:line-height="110%" fo:keep-together="always" fo:keep-with-next="always"/>
      <style:text-properties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Heading_20_2" style:display-name="Heading 2" style:family="paragraph" style:parent-style-name="Heading_20_1" style:next-style-name="Standard" loext:linked-style-name="Rubrik_20_2_20_Char" style:default-outline-level="2" style:list-style-name="" style:class="text">
      <style:paragraph-properties fo:margin-top="0.2083in" fo:margin-bottom="0.0835in" style:contextual-spacing="false" fo:line-height="120%"/>
      <style:text-properties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_20_1" style:next-style-name="Standard" loext:linked-style-name="Rubrik_20_3_20_Char" style:default-outline-level="3" style:list-style-name="" style:class="text">
      <style:paragraph-properties fo:margin-top="0.1043in" fo:margin-bottom="0.0398in" style:contextual-spacing="false" fo:line-height="120%"/>
      <style:text-properties fo:font-size="12pt" style:font-size-asian="12pt" style:font-size-complex="12pt"/>
    </style:style>
    <style:style style:name="Heading_20_4" style:display-name="Heading 4" style:family="paragraph" style:parent-style-name="Heading_20_1" style:next-style-name="Standard" loext:linked-style-name="Rubrik_20_4_20_Char" style:default-outline-level="4" style:list-style-name="" style:class="text">
      <style:paragraph-properties fo:margin-top="0.1043in" fo:margin-bottom="0.0398in" style:contextual-spacing="false" fo:line-height="120%"/>
      <style:text-properties style:use-window-font-color="true" loext:opacity="0%" fo:font-size="10.5pt" style:font-name-asian="ＭＳ ゴシック" style:font-family-asian="'ＭＳ ゴシック'" style:font-family-generic-asian="system" style:font-pitch-asian="variable" style:font-size-asian="10.5pt" style:font-name-complex="F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Sidhuvud_20_Char" style:class="extra">
      <style:paragraph-properties fo:margin-left="0in" fo:margin-right="0.25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6.2016in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Sidfot_20_Char" style:class="extra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Calibri-Bold1" style:font-family-complex="Calibri-Bold" style:font-family-generic-complex="system" style:font-pitch-complex="variable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Ballong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Basic_20_Paragraph_5d_" style:display-name="[Basic Paragraph]" style:family="paragraph">
      <style:paragraph-properties fo:margin-top="0in" fo:margin-bottom="0.0398in" style:contextual-spacing="false" fo:line-height="120%" fo:text-align="start" style:justify-single-word="false" fo:orphans="0" fo:widows="0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sv" fo:country="SE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_20_Indented" style:list-style-name="WWNum1" style:list-level="2">
      <style:paragraph-properties fo:margin-left="0.7874in" fo:margin-right="0in" fo:margin-top="0.0398in" fo:margin-bottom="0.0398in" style:contextual-spacing="true" fo:text-indent="0in" style:auto-text-indent="false"/>
    </style:style>
    <style:style style:name="Normal_20_Indented" style:display-name="Normal Indented" style:family="paragraph" style:parent-style-name="Standard">
      <style:paragraph-properties fo:margin-left="0in" fo:margin-right="0in" fo:text-indent="0.1972in" style:auto-text-indent="false"/>
    </style:style>
    <style:style style:name="Title" style:family="paragraph" style:parent-style-name="Standard" style:next-style-name="Standard" loext:linked-style-name="Rubrik_20_Char" style:class="chapter">
      <style:paragraph-properties fo:margin-top="0in" fo:margin-bottom="0.2083in" style:contextual-spacing="true" fo:line-height="100%" fo:keep-together="always" fo:keep-with-next="always"/>
      <style:text-properties style:use-window-font-color="true" loext:opacity="0%"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Title" style:next-style-name="Standard" loext:linked-style-name="Underrubrik_20_Char" style:class="chapter">
      <style:text-properties fo:font-size="12pt" style:font-size-asian="12pt" style:font-name-complex="F" style:font-family-generic-complex="system" style:font-pitch-complex="variable" style:font-size-complex="11pt"/>
    </style:style>
    <style:style style:name="Code" style:family="paragraph" style:parent-style-name="Normal_20_Indented">
      <style:paragraph-properties fo:margin-top="0.2083in" fo:margin-bottom="0.2083in" style:contextual-spacing="true"/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/>
    </style:style>
    <style:style style:name="Figure" style:family="paragraph" style:parent-style-name="Standard" style:class="extra">
      <style:paragraph-properties fo:margin-top="0.2083in" fo:margin-bottom="0in" style:contextual-spacing="false" fo:text-align="center" style:justify-single-word="false" fo:keep-with-next="always"/>
    </style:style>
    <style:style style:name="caption" style:family="paragraph" style:parent-style-name="Standard" style:next-style-name="Standard">
      <style:paragraph-properties fo:margin-top="0.2083in" fo:margin-bottom="0.2083in" style:contextual-spacing="false" fo:text-align="center" style:justify-single-word="false" fo:keep-together="always"/>
      <style:text-properties style:use-window-font-color="true" loext:opacity="0%" fo:font-style="italic" style:font-style-asian="italic" style:font-size-complex="9pt" style:font-style-complex="italic"/>
    </style:style>
    <style:style style:name="Figure_20_Caption" style:display-name="Figure Caption" style:family="paragraph" style:parent-style-name="caption">
      <style:paragraph-properties fo:margin-top="0.0398in" fo:margin-bottom="0.2083in" style:contextual-spacing="false"/>
    </style:style>
    <style:style style:name="Table_20_Caption" style:display-name="Table Caption" style:family="paragraph" style:parent-style-name="caption">
      <style:paragraph-properties fo:margin-top="0.2083in" fo:margin-bottom="0.0398in" style:contextual-spacing="false" fo:keep-with-next="always"/>
    </style:style>
    <style:style style:name="Quote" style:family="paragraph" style:parent-style-name="Standard" style:next-style-name="Standard" loext:linked-style-name="Citat_20_Char">
      <style:paragraph-properties fo:margin-left="0.3937in" fo:margin-right="0.3937in" fo:margin-top="0.2083in" fo:margin-bottom="0.2083in" style:contextual-spacing="false" fo:text-indent="0in" style:auto-text-indent="false"/>
      <style:text-properties fo:color="#404040" loext:opacity="100%" fo:font-style="italic" style:font-style-asian="italic" style:font-style-complex="italic"/>
    </style:style>
    <style:style style:name="Margin_20_Left" style:display-name="Margin Left" style:family="paragraph" style:parent-style-name="Standard">
      <style:paragraph-properties fo:margin-top="0in" fo:margin-bottom="0.0555in" style:contextual-spacing="false"/>
      <style:text-properties fo:font-size="8pt" style:font-size-asian="8pt"/>
    </style:style>
    <style:style style:name="Margin_20_Right" style:display-name="Margin Right" style:family="paragraph" style:parent-style-name="Margin_20_Left"/>
    <style:style style:name="Isolated_20_Paragraph" style:display-name="Isolated Paragraph" style:family="paragraph" style:parent-style-name="Standard">
      <style:paragraph-properties fo:margin-top="0.1457in" fo:margin-bottom="0.1457in" style:contextual-spacing="false"/>
    </style:style>
    <style:style style:name="Isolated_20_Numbered" style:display-name="Isolated Numbered" style:family="paragraph" style:parent-style-name="Isolated_20_Paragraph" style:list-style-name="WWNum2" style:list-level="1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style:vertical-align="auto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043in" fo:margin-bottom="0in" style:contextual-spacing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45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91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Standard">
      <style:text-properties style:font-name="Calibri" fo:font-family="Calibri" style:font-family-generic="roman" style:font-pitch="variable" style:font-weight-complex="bold"/>
    </style:style>
    <style:style style:name="annotation_20_text" style:display-name="annotation text" style:family="paragraph" style:parent-style-name="Standard" loext:linked-style-name="Kommentarer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sämne_20_Ch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 loext:linked-style-name="Header">
      <style:text-properties style:font-name="Calibri" fo:font-family="Calibri" style:font-family-generic="roman" style:font-pitch="variable" fo:font-size="9pt" style:font-size-asian="9pt"/>
    </style:style>
    <style:style style:name="Sidfot_20_Char" style:display-name="Sidfot Char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fo:font-size="9pt" style:font-size-asian="9pt" style:font-name-complex="Calibri-Bold1" style:font-family-complex="Calibri-Bold" style:font-family-generic-complex="system" style:font-pitch-complex="variable" style:font-size-complex="9pt" style:font-weight-complex="bold"/>
    </style:style>
    <style:style style:name="page_20_number" style:display-name="page number" style:family="text" style:parent-style-name="Default_20_Paragraph_20_Font"/>
    <style:style style:name="Ballongtext_20_Char" style:display-name="Ballong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ubrik_20_1_20_Char" style:display-name="Rubrik 1 Char" style:family="text" style:parent-style-name="Default_20_Paragraph_20_Font" loext:linked-style-name="Heading_20_1">
      <style:text-properties fo:color="#000000" loext:opacity="100%"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Rubrik_20_2_20_Char" style:display-name="Rubrik 2 Char" style:family="text" style:parent-style-name="Default_20_Paragraph_20_Font" loext:linked-style-name="Heading_20_2">
      <style:text-properties fo:color="#000000" loext:opacity="100%" style:font-name="Calibri" fo:font-family="Calibri" style:font-family-generic="roman" style:font-pitch="variable"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Rubrik_20_3_20_Char" style:display-name="Rubrik 3 Char" style:family="text" style:parent-style-name="Default_20_Paragraph_20_Font" loext:linked-style-name="Heading_20_3">
      <style:text-properties fo:color="#000000" loext:opacity="100%" style:font-name="Calibri" fo:font-family="Calibri" style:font-family-generic="roman" style:font-pitch="variable" fo:language="en" fo:country="GB" style:font-name-complex="Calibri1" style:font-family-complex="Calibri" style:font-family-generic-complex="system" style:font-pitch-complex="variable"/>
    </style:style>
    <style:style style:name="Rubrik_20_4_20_Char" style:display-name="Rubrik 4 Char" style:family="text" style:parent-style-name="Default_20_Paragraph_20_Font" loext:linked-style-name="Heading_20_4">
      <style:text-properties style:font-name="Calibri" fo:font-family="Calibri" style:font-family-generic="roman" style:font-pitch="variable" fo:font-size="10.5pt" fo:language="en" fo:country="GB" style:font-name-asian="ＭＳ ゴシック" style:font-family-asian="'ＭＳ ゴシック'" style:font-family-generic-asian="system" style:font-pitch-asian="variable" style:font-size-asian="10.5pt" style:font-name-complex="F" style:font-family-generic-complex="system" style:font-pitch-complex="variable" style:font-size-complex="18pt" style:font-style-complex="italic"/>
    </style:style>
    <style:style style:name="Rubrik_20_Char" style:display-name="Rubrik Char" style:family="text" style:parent-style-name="Default_20_Paragraph_20_Font" loext:linked-style-name="Title">
      <style:text-properties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Underrubrik_20_Char" style:display-name="Underrubrik Char" style:family="text" style:parent-style-name="Default_20_Paragraph_20_Font" loext:linked-style-name="Subtitle">
      <style:text-properties style:font-name="Calibri" fo:font-family="Calibri" style:font-family-generic="roman" style:font-pitch="variable" fo:letter-spacing="-0.0071in" style:letter-kerning="true" style:font-name-asian="ＭＳ ゴシック" style:font-family-asian="'ＭＳ ゴシック'" style:font-family-generic-asian="system" style:font-pitch-asian="variable" style:font-size-complex="11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7c7d2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itat_20_Char" style:display-name="Citat Char" style:family="text" style:parent-style-name="Default_20_Paragraph_20_Font" loext:linked-style-name="Quote">
      <style:text-properties fo:color="#404040" loext:opacity="100%" style:font-name="Georgia" fo:font-family="Georgia" style:font-family-generic="roman" style:font-pitch="variable" fo:font-size="10.5pt" fo:font-style="italic" style:font-size-asian="10.5pt" style:font-style-asian="italic" style:font-name-complex="Georgia1" style:font-family-complex="Georgia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er_20_Char" style:display-name="Kommentarer Char" style:family="text" style:parent-style-name="Default_20_Paragraph_20_Font" loext:linked-style-name="annotation_20_text">
      <style:text-properties fo:color="#000000" loext:opacity="100%" style:font-name="Georgia" fo:font-family="Georgia" style:font-family-generic="roman" style:font-pitch="variable" fo:font-size="10pt" fo:language="en" fo:country="US" style:font-size-asian="10pt" style:font-name-complex="Georgia1" style:font-family-complex="Georgia" style:font-family-generic-complex="system" style:font-pitch-complex="variable" style:font-size-complex="10pt"/>
    </style:style>
    <style:style style:name="Kommentarsämne_20_Char" style:display-name="Kommentarsämne Char" style:family="text" style:parent-style-name="Kommentarer_20_Char" loext:linked-style-name="annotation_20_subject">
      <style:text-properties fo:color="#000000" loext:opacity="100%" style:font-name="Georgia" fo:font-family="Georgia" style:font-family-generic="roman" style:font-pitch="variable" fo:font-size="10pt" fo:language="en" fo:country="US" fo:font-weight="bold" style:font-size-asian="10pt" style:font-weight-asian="bold" style:font-name-complex="Georgia1" style:font-family-complex="Georgia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ed_20_list" style:display-name="Bullet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ed_20_list" style:display-name="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solated_20_Numbered_20_List" style:display-name="Isolated 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eading_20_Numbering" style:display-name="Heading Numbering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0.5516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756in" fo:margin-left="0.8272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756in" fo:margin-left="1.1028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1.3783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756in" fo:margin-left="1.6543in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fo:text-indent="-0.2756in" fo:margin-left="1.9299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2.2055in"/>
        </style:list-level-properties>
      </text:list-level-style-number>
      <text:list-level-style-number text:level="9" text:style-name="ListLabel_20_18" loext:num-list-format="%9%)" style:num-suffix=")" style:num-format="i">
        <style:list-level-properties text:list-level-position-and-space-mode="label-alignment">
          <style:list-level-label-alignment text:label-followed-by="listtab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2507in" fo:margin-left="0in" fo:margin-top="0in" fo:margin-bottom="0in" table:align="left" style:writing-mode="lr-tb"/>
    </style:style>
    <style:style style:name="Table1.A" style:family="table-column">
      <style:table-column-properties style:column-width="4.0354in"/>
    </style:style>
    <style:style style:name="Table1.B" style:family="table-column">
      <style:table-column-properties style:column-width="2.21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0194in" fo:padding-bottom="0.0194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P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M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M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M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MT4" style:family="text">
      <style:text-properties fo:text-transform="uppercase" fo:language="en" fo:country="GB" style:font-name-complex="Calibri1" style:font-size-complex="9pt"/>
    </style:style>
    <style:style style:name="MT5" style:family="text">
      <style:text-properties fo:language="en" fo:country="GB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MT6" style:family="text">
      <style:text-properties fo:color="#808080" loext:opacity="100%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MT7" style:family="text">
      <style:text-properties fo:language="en" fo:country="GB"/>
    </style:style>
    <style:style style:name="MT8" style:family="text">
      <style:text-properties fo:language="sv" fo:country="SE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MT9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T10" style:family="text">
      <style:text-properties style:font-name="Calibri" fo:language="en" fo:country="GB" style:font-name-complex="Calibri1"/>
    </style:style>
    <style:style style:name="MT11" style:family="text">
      <style:text-properties style:font-name="Calibri" fo:font-size="9pt" fo:language="en" fo:country="GB" style:font-size-asian="9pt" style:font-name-complex="Calibri1" style:font-size-complex="9pt"/>
    </style:style>
    <style:style style:name="MT12" style:family="text">
      <style:text-properties fo:text-transform="uppercase" fo:language="en" fo:country="GB" style:font-name-complex="Calibri1"/>
    </style:style>
    <style:style style:name="MT13" style:family="text">
      <style:text-properties fo:language="de" fo:country="DE" style:font-name-complex="Calibri1"/>
    </style:style>
    <style:style style:name="MT14" style:family="text">
      <style:text-properties fo:language="de" fo:country="D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6.5in" fo:page-height="9.45in" style:num-format="1" style:print-orientation="portrait" fo:margin-top="0.4925in" fo:margin-bottom="0.9839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/>
    </style:page-layout>
    <style:page-layout style:name="Mpm2">
      <style:page-layout-properties fo:page-width="6.5in" fo:page-height="9.45in" style:num-format="1" style:print-orientation="portrait" fo:margin-top="0.4925in" fo:margin-bottom="0.5752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>
        <style:header-footer-properties fo:min-height="0.4083in" fo:margin-left="0in" fo:margin-right="0in" fo:margin-top="0.369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loext:content-control loext:plain-text="true" loext:alias="Company"><text:span text:style-name="MT1">Linköping University</text:span></loext:content-control><text:span text:style-name="MT2"/></text:p>
              <text:p text:style-name="MP2"><loext:content-control loext:plain-text="true" loext:alias="Department" loext:tag="Department"><text:span text:style-name="MT3">Linköping university Electronic Press</text:span></loext:content-control><text:span text:style-name="MT4"/></text:p>
            </table:table-cell>
            <table:table-cell table:style-name="Table1.A1" office:value-type="string">
              <text:p text:style-name="MP3"><loext:content-control loext:plain-text="true" loext:alias="Title"><text:span text:style-name="MT5">Errata</text:span></loext:content-control><text:span text:style-name="MT5"><text:line-break/></text:span><loext:content-control loext:showing-place-holder="true" loext:plain-text="true" loext:alias="Edition" loext:tag="Edition"><text:span text:style-name="MT6">[</text:span><text:span text:style-name="MT6">EDITION]</text:span></loext:content-control><text:span text:style-name="MT7"/></text:p>
              <text:p text:style-name="MP4"><text:span text:style-name="MT8"><text:page-number text:select-page="current">0</text:page-number></text:span><text:span text:style-name="MT5">(</text:span><text:span text:style-name="MT8"><text:page-count>1</text:page-count></text:span><text:span text:style-name="MT5">)</text:span><text:span text:style-name="MT9"/></text:p>
            </table:table-cell>
          </table:table-row>
        </table:table>
        <text:p text:style-name="MP5"/>
        <text:p text:style-name="Standard"/>
      </style:header>
    </style:master-page>
    <style:master-page style:name="First_20_Page" style:display-name="First Page" style:page-layout-name="Mpm2" draw:style-name="Mdp1" style:next-style-name="Standard">
      <style:header>
        <text:p text:style-name="MP6"><loext:content-control loext:showing-place-holder="true">Multilayer neutron optics based on isotope-enriched 11B4C</loext:content-control><text:span text:style-name="MT10"/></text:p>
        <text:p text:style-name="MP6"><loext:content-control>Sjoerd Stendahl</loext:content-control><text:span text:style-name="MT10"/></text:p>
        <text:p text:style-name="MP7"><text:span text:style-name="MT11">https://doi.org/9789180752305/</text:span><draw:frame draw:style-name="Mfr1" draw:name="Picture 2" text:anchor-type="char" svg:x="0.2362in" svg:y="0.2362in" svg:width="2.2362in" svg:height="0.8272in" draw:z-index="0"><draw:image xlink:href="Pictures/100020D800002B5C0000100492B703B1BE359A12.emf" xlink:type="simple" xlink:show="embed" xlink:actuate="onLoad" draw:mime-type="image/x-emf"/><draw:image xlink:href="Pictures/10000001000001A40000009B1A129B66D076F568.png" xlink:type="simple" xlink:show="embed" xlink:actuate="onLoad" draw:mime-type="image/png"/><svg:desc>Linköping university logotype</svg:desc></draw:frame><loext:content-control loext:showing-place-holder="true"/><text:span text:style-name="MT10"/></text:p>
      </style:header>
      <style:footer>
        <text:p text:style-name="MP8"><loext:content-control loext:plain-text="true" loext:alias="Company"><text:span text:style-name="MT2">Linköping University</text:span></loext:content-control><text:span text:style-name="MT2"/></text:p>
        <text:p text:style-name="MP9"><loext:content-control loext:plain-text="true" loext:alias="DEPARTMENT" loext:tag="DEPARTMENT"><text:span text:style-name="MT12">Linköping university Electronic Press</text:span></loext:content-control><text:span text:style-name="MT12"/></text:p>
        <text:p text:style-name="Footer"><text:span text:style-name="MT13">Web: </text:span><text:a xlink:type="simple" xlink:href="https://ep.liu.se/" text:style-name="Internet_20_link" text:visited-style-name="Visited_20_Internet_20_Link"><text:span text:style-name="Internet_20_link"><text:span text:style-name="MT13">https://ep.liu.se</text:span></text:span></text:a><text:span text:style-name="MT13"> E-mail: </text:span><text:a xlink:type="simple" xlink:href="mailto:ep@ep.liu.se" text:style-name="Internet_20_link" text:visited-style-name="Visited_20_Internet_20_Link"><text:span text:style-name="Internet_20_link"><text:span text:style-name="MT13">ep@ep.liu.se</text:span></text:span></text:a><text:span text:style-name="MT1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0:22:58</meta:creation-date>
    <dc:language>en-US</dc:language>
    <meta:print-date>2015-06-11T13:57:00</meta:print-date>
    <dc:date>2023-05-09T12:54:27.413178790</dc:date>
    <meta:editing-cycles>13</meta:editing-cycles>
    <dc:title>Errata</dc:title>
    <meta:editing-duration>PT35M21S</meta:editing-duration>
    <meta:generator>LibreOffice/7.5.3.2$Linux_X86_64 LibreOffice_project/9f56dff12ba03b9acd7730a5a481eea045e468f3</meta:generator>
    <meta:document-statistic meta:table-count="1" meta:image-count="1" meta:object-count="0" meta:page-count="1" meta:paragraph-count="17" meta:word-count="97" meta:character-count="646" meta:non-whitespace-character-count="555"/>
    <meta:user-defined meta:name="AppVersion">15.0000</meta:user-defined>
    <meta:user-defined meta:name="Company">Linköping University</meta:user-defined>
    <meta:user-defined meta:name="ContentTypeId">0x01010073BF1191219F8E42A5A2F0B20DFE1A9A</meta:user-defined>
    <meta:template xlink:type="simple" xlink:actuate="onRequest" xlink:title="Erratablad.dotx" xlink:href=""/>
  </office:meta>
</office:document-meta>
</file>